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5.8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92.81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23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200PF 2KV 10% X7R 18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38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4532X7R3D222K130K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0UF 1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77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7K010R0100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UF 35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333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6K035R012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47UF 2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920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476K020R007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HEADER 80POS R/A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M15351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3432-D302R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Data 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GP 3MHZ RRO 14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534ARUZ-REEL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8534ARUZ-REE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FULL BRIDGE RECT 8-U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MLU1210TW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MLU1210TW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ITCH ROCKER DPST 16A 125V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KN2062-ND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8"/>
          <table:table-cell table:style-name="ce4" table:number-columns-repeated="1015"/>
        </table:table-row>
        <table:table-row table:style-name="ro1">
          <table:table-cell office:value-type="string" calcext:value-type="string">
            <text:p>IC REG LDO 1.8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1.8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1.8/NOP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REG BUCK ADJ 3.5A 10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913EDD#PBF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913EDD#PB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SCHOTTKY 40V 3A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A340T3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A340T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ED IND 5.6UH 3.2A 22 MOHM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4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SLF10145T-5R6M3R2-P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H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Y TELECOM SPDT 2A 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B1249CT-ND</text:p>
          </table:table-cell>
          <table:table-cell office:value-type="string" calcext:value-type="string">
            <text:p>TE Connectivity Potter &amp; Brumfield Relays</text:p>
          </table:table-cell>
          <table:table-cell office:value-type="string" calcext:value-type="string">
            <text:p>1462042-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SHV JACK STR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4669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149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Tab 0.187" (4.75mm)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0449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133-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Receptacle 14-16 AWG 0.187" (4.75mm) Cri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813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52012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S DIODE 75VWM 121VC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75ALFCT-ND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SMAJ75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 NPN 45V 0.5A SOT-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C817-40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BC817-40LT1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CBI 3MM BI-LEVEL R,Y,O,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0-3555-ND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690101372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 style:data-style-name="N2" text:time-value="14:09:24.974069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14:11:39.835561501</dc:date>
    <meta:generator>LibreOffice/5.0.1.2.0$Linux_X86_64 LibreOffice_project/00m0$Build-2</meta:generator>
    <meta:editing-duration>P1DT17H15M1S</meta:editing-duration>
    <meta:editing-cycles>47</meta:editing-cycles>
    <meta:document-statistic meta:table-count="1" meta:cell-count="269" meta:object-count="0"/>
  </office:meta>
</office:document-meta>
</file>